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ext_20_body">
      <style:text-properties officeooo:rsid="0010183a" officeooo:paragraph-rsid="0010183a"/>
    </style:style>
    <style:style style:name="P3" style:family="paragraph" style:parent-style-name="Text_20_body">
      <style:text-properties fo:font-style="normal" fo:font-weight="normal" officeooo:rsid="00203051" officeooo:paragraph-rsid="00203051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rsid="00307fb8" officeooo:paragraph-rsid="00307fb8"/>
    </style:style>
    <style:style style:name="P5" style:family="paragraph" style:parent-style-name="Text_20_body">
      <style:text-properties officeooo:rsid="00315314" officeooo:paragraph-rsid="00315314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10183a" officeooo:paragraph-rsid="0010183a"/>
    </style:style>
    <style:style style:name="P7" style:family="paragraph" style:parent-style-name="Text_20_body">
      <style:paragraph-properties fo:margin-top="0cm" fo:margin-bottom="0cm" loext:contextual-spacing="false"/>
      <style:text-properties fo:font-style="normal" fo:font-weight="normal" officeooo:rsid="00203051" officeooo:paragraph-rsid="00203051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/>
      <style:text-properties fo:font-style="normal" fo:font-weight="normal" officeooo:rsid="00218d3f" officeooo:paragraph-rsid="00218d3f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/>
      <style:text-properties fo:font-style="normal" fo:font-weight="normal" officeooo:rsid="00218d3f" officeooo:paragraph-rsid="002a78bd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/>
      <style:text-properties fo:font-style="normal" fo:font-weight="normal" officeooo:rsid="002c2fca" officeooo:paragraph-rsid="002c2fca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/>
      <style:text-properties fo:font-style="normal" fo:font-weight="normal" officeooo:rsid="002f0cc2" officeooo:paragraph-rsid="002f0cc2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10183a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106b43" officeooo:paragraph-rsid="00106b43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106b43" officeooo:paragraph-rsid="001135a8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2f0cc2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316e9f" officeooo:paragraph-rsid="00316e9f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31f913" officeooo:paragraph-rsid="0031f913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33b44f" officeooo:paragraph-rsid="0033b44f"/>
    </style:style>
    <style:style style:name="P19" style:family="paragraph" style:parent-style-name="Text_20_body">
      <style:paragraph-properties fo:margin-top="0cm" fo:margin-bottom="0cm" loext:contextual-spacing="false"/>
      <style:text-properties officeooo:rsid="00376d5e" officeooo:paragraph-rsid="00376d5e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39b109" officeooo:paragraph-rsid="0039b109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3b643a" officeooo:paragraph-rsid="003b643a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3c615c" officeooo:paragraph-rsid="003c615c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3d0273" officeooo:paragraph-rsid="003d0273"/>
    </style:style>
    <style:style style:name="P24" style:family="paragraph" style:parent-style-name="Text_20_body" style:list-style-name="L1">
      <style:paragraph-properties fo:margin-left="1.245cm" fo:margin-right="0cm" fo:margin-top="0cm" fo:margin-bottom="0cm" loext:contextual-spacing="false" fo:text-indent="0cm" style:auto-text-indent="false"/>
    </style:style>
    <style:style style:name="P25" style:family="paragraph" style:parent-style-name="Text_20_body" style:list-style-name="L1">
      <style:paragraph-properties fo:margin-left="1.245cm" fo:margin-right="0cm" fo:text-indent="0cm" style:auto-text-indent="false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46c66" officeooo:paragraph-rsid="00146c66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6460a" officeooo:paragraph-rsid="0016460a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7a164" officeooo:paragraph-rsid="0017a164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9e0a3" officeooo:paragraph-rsid="0017a164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9e0a3" officeooo:paragraph-rsid="0019e0a3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b4e4d" officeooo:paragraph-rsid="001b4e4d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b4e4d" officeooo:paragraph-rsid="001ebee6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indent="0cm" style:auto-text-indent="false" fo:break-before="page"/>
      <style:text-properties officeooo:rsid="001b4e4d" officeooo:paragraph-rsid="001b4e4d"/>
    </style:style>
    <style:style style:name="T1" style:family="text">
      <style:text-properties officeooo:rsid="0010183a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10183a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1135a8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12009a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12e84e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46c66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16100d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17a164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8a1b6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1c6b5d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c9e15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d5ff1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1ebee6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2d151e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2f0cc2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none" fo:font-weight="bold" officeooo:rsid="0018a1b6" style:font-style-asian="normal" style:font-weight-asian="bold" style:font-style-complex="normal" style:font-weight-complex="bold"/>
    </style:style>
    <style:style style:name="T19" style:family="text">
      <style:text-properties fo:font-style="normal" style:text-underline-style="none" fo:font-weight="bold" officeooo:rsid="001ad8fc" style:font-style-asian="normal" style:font-weight-asian="bold" style:font-style-complex="normal" style:font-weight-complex="bold"/>
    </style:style>
    <style:style style:name="T20" style:family="text">
      <style:text-properties fo:language="grc" fo:country="GR"/>
    </style:style>
    <style:style style:name="T21" style:family="text">
      <style:text-properties fo:language="grc" fo:country="GR" fo:font-style="italic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1ebee6"/>
    </style:style>
    <style:style style:name="T24" style:family="text">
      <style:text-properties style:text-underline-style="none" officeooo:rsid="00218118"/>
    </style:style>
    <style:style style:name="T25" style:family="text">
      <style:text-properties style:text-underline-style="none" officeooo:rsid="00219043"/>
    </style:style>
    <style:style style:name="T26" style:family="text">
      <style:text-properties style:text-underline-style="none" officeooo:rsid="002324b1"/>
    </style:style>
    <style:style style:name="T27" style:family="text">
      <style:text-properties style:text-underline-style="none" officeooo:rsid="0024da94"/>
    </style:style>
    <style:style style:name="T28" style:family="text">
      <style:text-properties style:text-underline-style="none" officeooo:rsid="002616b2"/>
    </style:style>
    <style:style style:name="T29" style:family="text">
      <style:text-properties style:text-underline-style="none" officeooo:rsid="0027a27d"/>
    </style:style>
    <style:style style:name="T30" style:family="text">
      <style:text-properties style:text-underline-style="none" officeooo:rsid="002857c3"/>
    </style:style>
    <style:style style:name="T31" style:family="text">
      <style:text-properties style:text-underline-style="none" officeooo:rsid="00289aee"/>
    </style:style>
    <style:style style:name="T32" style:family="text">
      <style:text-properties style:text-underline-style="none" officeooo:rsid="002937a8"/>
    </style:style>
    <style:style style:name="T33" style:family="text">
      <style:text-properties style:text-underline-style="none" officeooo:rsid="0029eb32"/>
    </style:style>
    <style:style style:name="T34" style:family="text">
      <style:text-properties style:text-underline-style="none" officeooo:rsid="002bc5b1"/>
    </style:style>
    <style:style style:name="T35" style:family="text">
      <style:text-properties style:text-underline-style="none" officeooo:rsid="002d151e"/>
    </style:style>
    <style:style style:name="T36" style:family="text">
      <style:text-properties style:text-underline-style="none" officeooo:rsid="002f0cc2"/>
    </style:style>
    <style:style style:name="T37" style:family="text">
      <style:text-properties style:text-underline-style="none" officeooo:rsid="002fcfe9"/>
    </style:style>
    <style:style style:name="T38" style:family="text">
      <style:text-properties style:text-underline-style="none" officeooo:rsid="0035831f"/>
    </style:style>
    <style:style style:name="T39" style:family="text">
      <style:text-properties style:text-underline-style="none" officeooo:rsid="003884f3"/>
    </style:style>
    <style:style style:name="T40" style:family="text">
      <style:text-properties style:text-underline-style="none" officeooo:rsid="0039b09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recs et Barbares</text:h>
      <text:p text:style-name="Text_20_body"/>
      <text:h text:style-name="Heading_20_4" text:outline-level="4">Grèce continentale</text:h>
      <text:p text:style-name="P2">Citoyens grecs = soldats / se differencient barbares par l'organisation de leurs armée</text:p>
      <text:p text:style-name="P6">armée athénienne : </text:p>
      <text:p text:style-name="P6"><text:tab/>rameur</text:p>
      <text:p text:style-name="P12"><text:span text:style-name="T1"><text:tab/>thalassocratie (</text:span><text:span text:style-name="T2">État dont la puissance réside dans la suprématie qu'il possède sur les mers.</text:span><text:span text:style-name="T3">)</text:span></text:p>
      <text:p text:style-name="P12"><text:span text:style-name="T3"><text:tab/>ressources naturelles proches</text:span></text:p>
      <text:p text:style-name="P6"><text:span text:style-name="T19">T</text:span><text:span text:style-name="T17">rière </text:span><text:a xlink:type="simple" xlink:href="https://wikimonde.com/article/Trière" text:style-name="Internet_20_link" text:visited-style-name="Visited_20_Internet_20_Link"><text:span text:style-name="T2">https://wikimonde.com/article/Tri%C3%A8re</text:span></text:a></text:p>
      <text:p text:style-name="P6"><text:span text:style-name="T2"><text:tab/>200 personnes</text:span></text:p>
      <text:p text:style-name="P6"><text:span text:style-name="T2"><text:tab/>15 officiers</text:span></text:p>
      <text:p text:style-name="P6"><text:span text:style-name="T2"><text:tab/>10 fantasins</text:span></text:p>
      <text:p text:style-name="P6"><text:span text:style-name="T2"><text:tab/>170 rameurs</text:span></text:p>
      <text:p text:style-name="P13"><text:span text:style-name="T2">480 à Salamine win vs Perses + nombreux </text:span><text:span text:style-name="T7">(10k grecs pour 50k perses)</text:span></text:p>
      <text:p text:style-name="P13"><text:span text:style-name="T2"/></text:p>
      <text:p text:style-name="P13"><text:span text:style-name="T2">Ligue Delos : tribus pour payer rameurs/armée</text:span></text:p>
      <text:p text:style-name="P13"><text:span text:style-name="T2"/></text:p>
      <text:p text:style-name="P13"><text:span text:style-name="T17">Hoplites</text:span><text:span text:style-name="T2"> </text:span><text:a xlink:type="simple" xlink:href="https://wikimonde.com/article/Hoplite" text:style-name="Internet_20_link" text:visited-style-name="Visited_20_Internet_20_Link">https://wikimonde.com/article/Hoplite</text:a></text:p>
      <text:p text:style-name="P13"><text:span text:style-name="T2"/></text:p>
      <text:p text:style-name="P14"><text:span text:style-name="T2">Citoyen soldat en formation compacte = phalange </text:span><text:a xlink:type="simple" xlink:href="https://wikimonde.com/article/Phalange_%28Antiquité%29" text:style-name="Internet_20_link" text:visited-style-name="Visited_20_Internet_20_Link"><text:span text:style-name="T4">https://wikimonde.com/article/Phalange_%28Antiquit%C3%A9%29</text:span></text:a></text:p>
      <text:p text:style-name="P14"><text:span text:style-name="T4"/></text:p>
      <text:p text:style-name="P14"><text:span text:style-name="T4"><text:tab/></text:span><text:span text:style-name="T5">cohésion communautaire / </text:span><text:span text:style-name="T6">symbole d'unité</text:span></text:p>
      <text:p text:style-name="P14"><text:span text:style-name="T6"/></text:p>
      <text:p text:style-name="P14"><text:span text:style-name="T6"><text:tab/>L'équipement hoplitique s'articule autour de plusieurs éléments de protection et d'armement, <text:tab/>du milieu du VIIe siècle av. J.-C. à l'époque hellénistique. Il comprend typiquement :</text:span></text:p>
      <text:list xml:id="list333449407" text:style-name="L1">
        <text:list-item>
          <text:p text:style-name="P24">un casque (<text:span text:style-name="T20">κράνος</text:span> / <text:span text:style-name="T21">krános</text:span>) ; </text:p>
        </text:list-item>
        <text:list-item>
          <text:p text:style-name="P24">une cuirasse (<text:span text:style-name="T20">θώραξ</text:span> / <text:span text:style-name="T21">thốrax</text:span>) ; </text:p>
        </text:list-item>
        <text:list-item>
          <text:p text:style-name="P24">des cnémides (protège-tibias) (<text:span text:style-name="T20">κνημῖδες</text:span> / <text:span text:style-name="T21">knêmĩdes</text:span>) ; </text:p>
        </text:list-item>
        <text:list-item>
          <text:p text:style-name="P24">un bouclier (<text:span text:style-name="T20">ἀσπίς</text:span> / <text:span text:style-name="T21">aspís</text:span>, parfois appelé improprement <text:span text:style-name="T20">ὅπλον</text:span> / <text:span text:style-name="T21">hóplon</text:span>) ; </text:p>
        </text:list-item>
        <text:list-item>
          <text:p text:style-name="P24">une lance (<text:span text:style-name="T20">δόρυ</text:span> / <text:span text:style-name="T21">dóry</text:span>) ; </text:p>
        </text:list-item>
        <text:list-item>
          <text:p text:style-name="P25">une épée courte</text:p>
        </text:list-item>
      </text:list>
      <text:p text:style-name="P26"><text:span text:style-name="T6">e</text:span><text:span text:style-name="T2">xeption pour </text:span><text:span text:style-name="T8">soldats glorifiés</text:span><text:span text:style-name="T2"> : enterrés sur champ de bataille à Marathon (seulement 192 morts)</text:span></text:p>
      <text:p text:style-name="P26"><text:a xlink:type="simple" xlink:href="https://wikimonde.com/article/Bataille_de_Marathon" text:style-name="Internet_20_link" text:visited-style-name="Visited_20_Internet_20_Link"><text:span text:style-name="T2">https://wikimonde.com/article/Bataille_de_Marathon</text:span></text:a></text:p>
      <text:p text:style-name="P26"><text:span text:style-name="T2"/></text:p>
      <text:p text:style-name="P27"><text:span text:style-name="T2">Armée en Béothie </text:span><text:span text:style-name="T9">(Thèbes)</text:span><text:span text:style-name="T2"> : </text:span><text:span text:style-name="T17">bataillon sacrée</text:span></text:p>
      <text:p text:style-name="P27"><text:span text:style-name="T2"><text:tab/>300 soldats d'élite financés par l'Etat (150 couples pédestres)</text:span></text:p>
      <text:p text:style-name="P27"><text:span text:style-name="T2"/></text:p>
      <text:p text:style-name="P30"><text:span text:style-name="T10">à </text:span><text:span text:style-name="T2">Athènes :</text:span></text:p>
      <text:p text:style-name="P30"><text:span text:style-name="T2"><text:tab/>archers </text:span><text:span text:style-name="T18">s</text:span><text:span text:style-name="T17">cythes</text:span><text:span text:style-name="T2"> : esclages publiques payer par l'Etat (fonctionnaire) + police urbaine</text:span></text:p>
      <text:p text:style-name="P30"><text:span text:style-name="T2"><text:tab/>arc + fouet + poignard</text:span></text:p>
      <text:p text:style-name="P27"><text:span text:style-name="T2"/></text:p>
      <text:h text:style-name="Heading_20_4" text:outline-level="4">Perse</text:h>
      <text:p text:style-name="P28"><text:span text:style-name="T2"><text:tab/>archers</text:span></text:p>
      <text:p text:style-name="P28"><text:span text:style-name="T2"><text:tab/>cavalerie</text:span></text:p>
      <text:p text:style-name="P28"><text:span text:style-name="T2">armée légère en cuire très colorée</text:span></text:p>
      <text:p text:style-name="P28"><text:span text:style-name="T2"><text:tab/></text:span><text:span text:style-name="T10">soldats d'elite (10k) = </text:span><text:span text:style-name="T18">Les immortels</text:span><text:span text:style-name="T10"> (garde rapprochée du roi perse)</text:span></text:p>
      <text:p text:style-name="P33"><text:span text:style-name="T10">A</text:span><text:span text:style-name="T2">près guerre médiques : redéfinition identitaire par opposition aux barbares</text:span></text:p>
      <text:p text:style-name="P31"><text:span text:style-name="T2"><text:tab/></text:span><text:span text:style-name="T11">mise en place stéreotypes / traits barbares caricatures orientales</text:span></text:p>
      <text:p text:style-name="P31"><text:span text:style-name="T11"><text:tab/><text:tab/></text:span><text:span text:style-name="T12">décadence / luxe</text:span></text:p>
      <text:p text:style-name="P31"><text:span text:style-name="T12"><text:tab/>Xénophon fais perdurer clichés par écrit</text:span></text:p>
      <text:p text:style-name="P31"><text:span text:style-name="T12"><text:tab/><text:tab/></text:span><text:span text:style-name="T13">vivent dans l'opulence parce qu'ils ont des matelats et qu'ils ont des tapis</text:span></text:p>
      <text:p text:style-name="P32"><text:span text:style-name="T13"><text:tab/><text:tab/></text:span><text:span text:style-name="T14">expédition des 10k </text:span><text:a xlink:type="simple" xlink:href="https://wikimonde.com/article/Xénophon" text:style-name="Internet_20_link" text:visited-style-name="Visited_20_Internet_20_Link">https://wikimonde.com/article/X%C3%A9nophon</text:a></text:p>
      <text:p text:style-name="P32"><text:span text:style-name="T14"/></text:p>
      <text:h text:style-name="P1" text:outline-level="4"><text:span text:style-name="T23">A</text:span><text:span text:style-name="T22">mazonomachie</text:span></text:h>
      <text:p text:style-name="P3"><text:span text:style-name="T22">Originaires rives mer noir (actuel Turquie)</text:span></text:p>
      <text:p text:style-name="P7"><text:span text:style-name="T22"><text:tab/>filles d'Ares</text:span></text:p>
      <text:p text:style-name="P7"><text:span text:style-name="T22"><text:tab/></text:span><text:span text:style-name="T24">société matriarchale</text:span></text:p>
      <text:p text:style-name="P7"><text:span text:style-name="T24"><text:tab/>filliation par la mère</text:span></text:p>
      <text:p text:style-name="P8"><text:a xlink:type="simple" xlink:href="https://wikimonde.com/article/Amazones" text:style-name="Internet_20_link" text:visited-style-name="Visited_20_Internet_20_Link"><text:span text:style-name="T24">https://wikimonde.com/article/Amazones</text:span></text:a></text:p>
      <text:p text:style-name="P8"><text:span text:style-name="T24"><text:tab/></text:span><text:span text:style-name="T25">enfants males = mutilés pour éviter rebél</text:span><text:span text:style-name="T26">l</text:span><text:span text:style-name="T25">ion / </text:span><text:span text:style-name="T27">utilisé</text:span><text:span text:style-name="T28">s</text:span><text:span text:style-name="T27"> pour reproduction </text:span><text:span text:style-name="T28">à la place de soldats de peuples voisins</text:span></text:p>
      <text:p text:style-name="P8"><text:span text:style-name="T28"><text:tab/></text:span><text:span text:style-name="T29">Hérodote raconte quelles se coupaient un sein pour l'archerie</text:span></text:p>
      <text:p text:style-name="P9"><text:span text:style-name="T29"><text:tab/></text:span><text:span text:style-name="T31">aparaissent dès guerre de Troie</text:span></text:p>
      <text:p text:style-name="P9"><text:span text:style-name="T29"><text:tab/></text:span><text:span text:style-name="T30">Achille et Penthésilée</text:span></text:p>
      <text:p text:style-name="P8"><text:span text:style-name="T30"><text:tab/></text:span><text:span text:style-name="T32">Héraclès vole ceinture reine / tue toutes les amazones </text:span></text:p>
      <text:p text:style-name="P8"><text:span text:style-name="T32"><text:tab/></text:span><text:span text:style-name="T33">Thésèe a un fils avec une amazone</text:span></text:p>
      <text:p text:style-name="P8"><text:span text:style-name="T33"><text:tab/>Alexandre le Grand aurait reçu amazones</text:span></text:p>
      <text:p text:style-name="P8"><text:span text:style-name="T33"><text:tab/><text:tab/></text:span><text:span text:style-name="T34">c'est le premier empereur à se faire méissé peuples conquis</text:span></text:p>
      <text:p text:style-name="P8"><text:span text:style-name="T27"/></text:p>
      <text:p text:style-name="P8"><text:span text:style-name="T27"/></text:p>
      <text:p text:style-name="P10"><text:span text:style-name="T27">a</text:span><text:span text:style-name="T22">près guerres médiques</text:span></text:p>
      <text:p text:style-name="P10"><text:span text:style-name="T22"><text:tab/>amazones sont habillées à l'oriental</text:span></text:p>
      <text:p text:style-name="P10"><text:span text:style-name="T22"><text:tab/>perses sont féminisé</text:span><text:span text:style-name="T35">s</text:span></text:p>
      <text:p text:style-name="P10"><text:span text:style-name="T35"/></text:p>
      <text:p text:style-name="P15"><text:span text:style-name="T15">f</text:span><text:span text:style-name="T16">emmes guerrières cavalières archères retrouvé dans tombe au </text:span><text:span text:style-name="T22">Kazakhstan </text:span><text:span text:style-name="T36">avec têtes flèches / fémur courbés </text:span><text:span text:style-name="T37">(proviennent de peuples des stèpes)</text:span></text:p>
      <text:p text:style-name="P15"><text:span text:style-name="T37"/></text:p>
      <text:h text:style-name="Heading_20_4" text:outline-level="4"><text:span text:style-name="T37">T</text:span><text:span text:style-name="T22">ro</text:span><text:span text:style-name="T39">ye</text:span><text:span text:style-name="T22">ns</text:span></text:h>
      <text:p text:style-name="Text_20_body"><text:span text:style-name="T22"/></text:p>
      <text:p text:style-name="P4"><text:a xlink:type="simple" xlink:href="https://wikimonde.com/article/Troie" text:style-name="Internet_20_link" text:visited-style-name="Visited_20_Internet_20_Link"><text:span text:style-name="T22">https://wikimonde.com/article/Troie</text:span></text:a></text:p>
      <text:p text:style-name="P5"><text:a xlink:type="simple" xlink:href="https://wikimonde.com/article/Guerre_de_Troie" text:style-name="Internet_20_link" text:visited-style-name="Visited_20_Internet_20_Link"><text:span text:style-name="T22">https://wikimonde.com/article/Guerre_de_Troie</text:span></text:a></text:p>
      <text:p text:style-name="P16"><text:a xlink:type="simple" xlink:href="https://wikimonde.com/article/Homère" text:style-name="Internet_20_link" text:visited-style-name="Visited_20_Internet_20_Link"><text:span text:style-name="T22">https://wikimonde.com/article/Hom%C3%A8re</text:span></text:a></text:p>
      <text:p text:style-name="P16"><text:span text:style-name="T22"/></text:p>
      <text:p text:style-name="P17"><text:span text:style-name="T22">Homère : aède (poète) </text:span><text:span text:style-name="T38">Iliade</text:span><text:span text:style-name="T40">(rage d'Achille sur fond de guerre avec troie)</text:span><text:span text:style-name="T38"> et l'Odyssé = toujours étudiés auj car "universel"</text:span></text:p>
      <text:p text:style-name="P22"><text:span text:style-name="T38">d</text:span><text:span text:style-name="T22">éclenchement guerre : fuite Hélène et Paris</text:span></text:p>
      <text:p text:style-name="P20"><text:span text:style-name="T38">b</text:span><text:span text:style-name="T22">ataille/trève/bataille... <text:tab/></text:span></text:p>
      <text:p text:style-name="P19"><text:a xlink:type="simple" xlink:href="https://wikimonde.com/article/Iliade" text:style-name="Internet_20_link" text:visited-style-name="Visited_20_Internet_20_Link"><text:span text:style-name="T38">https://wikimonde.com/article/Iliade</text:span></text:a></text:p>
      <text:p text:style-name="P21"><text:span text:style-name="T38">f</text:span><text:span text:style-name="T22">in = jeux funéraires pour Patrocle</text:span></text:p>
      <text:p text:style-name="P19"><text:span text:style-name="T38"/></text:p>
      <text:p text:style-name="P23"><text:span text:style-name="T38">O</text:span><text:span text:style-name="T22">dyssé : retour Ulysse après la guerre</text:span></text:p>
      <text:p text:style-name="P19"><text:span text:style-name="T38"/></text:p>
      <text:p text:style-name="P18"><text:span text:style-name="T22">Pisistrate met ses oeuvres à l'écrit</text:span></text:p>
      <text:p text:style-name="P11"><text:span text:style-name="T22"/></text:p>
      <text:p text:style-name="P11"><text:span text:style-name="T22"/></text:p>
      <text:p text:style-name="P11"><text:soft-page-break/><text:span text:style-name="T22"/></text:p>
      <text:p text:style-name="P2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9M17S</meta:editing-duration>
    <meta:editing-cycles>52</meta:editing-cycles>
    <meta:generator>LibreOffice/5.3.6.1$Windows_x86 LibreOffice_project/686f202eff87ef707079aeb7f485847613344eb7</meta:generator>
    <dc:date>2017-10-18T10:20:05.806000000</dc:date>
    <meta:document-statistic meta:table-count="0" meta:image-count="0" meta:object-count="0" meta:page-count="3" meta:paragraph-count="71" meta:word-count="439" meta:character-count="3211" meta:non-whitespace-character-count="2802"/>
    <meta:user-defined meta:name="Info 1"/>
    <meta:user-defined meta:name="Info 2"/>
    <meta:user-defined meta:name="Info 3"/>
    <meta:user-defined meta:name="Info 4"/>
  </office:meta>
</office:document-meta>
</file>